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Gautami" svg:font-family="Gautami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T1" style:family="text">
      <style:text-properties fo:color="#000000" style:font-name="Calibri" fo:font-size="12pt" style:font-size-asian="12pt" style:font-name-complex="Calibri" style:font-size-complex="12pt"/>
    </style:style>
    <style:style style:name="T2" style:family="text">
      <style:text-properties fo:color="#000000" style:font-name="Calibri" fo:font-size="14pt" fo:font-weight="bold" style:font-size-asian="14pt" style:font-name-complex="Calibri" style:font-size-complex="14pt" style:font-weight-complex="bold"/>
    </style:style>
    <style:style style:name="T3" style:family="text">
      <style:text-properties fo:color="#000000" style:font-name="Gautami" fo:font-size="14pt" style:font-size-asian="14pt" style:font-name-complex="Gautami" style:font-size-complex="14pt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57in" fo:min-width="2.2409in" fo:padding-top="0in" fo:padding-bottom="0in" fo:padding-left="0in" fo:padding-right="0in" style:run-through="foreground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57in" fo:min-width="8.0484in" fo:padding-top="0in" fo:padding-bottom="0in" fo:padding-left="0in" fo:padding-right="0in" style:run-through="foreground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57in" fo:min-width="2.089in" fo:padding-top="0in" fo:padding-bottom="0in" fo:padding-left="0in" fo:padding-right="0in" style:run-through="foreground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57in" fo:min-width="1.6929in" fo:padding-top="0in" fo:padding-bottom="0in" fo:padding-left="0in" fo:padding-right="0in" style:run-through="foreground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57in" fo:min-width="0.1673in" fo:padding-top="0in" fo:padding-bottom="0in" fo:padding-left="0in" fo:padding-right="0in" style:run-through="foreground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57in" fo:min-width="3.9492in" fo:padding-top="0in" fo:padding-bottom="0in" fo:padding-left="0in" fo:padding-right="0in" style:run-through="foreground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57in" fo:min-width="0.1693in" fo:padding-top="0in" fo:padding-bottom="0in" fo:padding-left="0in" fo:padding-right="0in" style:run-through="foreground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57in" fo:min-width="2.0819in" fo:padding-top="0in" fo:padding-bottom="0in" fo:padding-left="0in" fo:padding-right="0in" style:run-through="foreground"/>
    </style:style>
    <style:style style:name="gr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57in" fo:min-width="0.1709in" fo:padding-top="0in" fo:padding-bottom="0in" fo:padding-left="0in" fo:padding-right="0in" style:run-through="foreground"/>
    </style:style>
    <style:style style:name="gr1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57in" fo:min-width="2.8563in" fo:padding-top="0in" fo:padding-bottom="0in" fo:padding-left="0in" fo:padding-right="0in" style:run-through="foreground"/>
    </style:style>
    <style:style style:name="gr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57in" fo:min-width="0.1827in" fo:padding-top="0in" fo:padding-bottom="0in" fo:padding-left="0in" fo:padding-right="0in" style:run-through="foreground"/>
    </style:style>
    <style:style style:name="gr1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57in" fo:min-width="4.7118in" fo:padding-top="0in" fo:padding-bottom="0in" fo:padding-left="0in" fo:padding-right="0in" style:run-through="foreground"/>
    </style:style>
    <style:style style:name="gr1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57in" fo:min-width="0.1661in" fo:padding-top="0in" fo:padding-bottom="0in" fo:padding-left="0in" fo:padding-right="0in" style:run-through="foreground"/>
    </style:style>
    <style:style style:name="gr1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57in" fo:min-width="7.6264in" fo:padding-top="0in" fo:padding-bottom="0in" fo:padding-left="0in" fo:padding-right="0in" style:run-through="foreground"/>
    </style:style>
    <style:style style:name="gr1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57in" fo:min-width="4.0591in" fo:padding-top="0in" fo:padding-bottom="0in" fo:padding-left="0in" fo:padding-right="0in" style:run-through="foreground"/>
    </style:style>
    <style:style style:name="gr1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57in" fo:min-width="7.5063in" fo:padding-top="0in" fo:padding-bottom="0in" fo:padding-left="0in" fo:padding-right="0in" style:run-through="foreground"/>
    </style:style>
    <style:style style:name="gr1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57in" fo:min-width="0.7882in" fo:padding-top="0in" fo:padding-bottom="0in" fo:padding-left="0in" fo:padding-right="0in" style:run-through="foreground"/>
    </style:style>
    <style:style style:name="gr1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83in" fo:min-width="0.1937in" fo:padding-top="0in" fo:padding-bottom="0in" fo:padding-left="0in" fo:padding-right="0in" style:run-through="foreground"/>
    </style:style>
    <style:style style:name="gr2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83in" fo:min-width="1.2508in" fo:padding-top="0in" fo:padding-bottom="0in" fo:padding-left="0in" fo:padding-right="0in" style:run-through="foreground"/>
    </style:style>
    <style:style style:name="gr2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57in" fo:min-width="6.8283in" fo:padding-top="0in" fo:padding-bottom="0in" fo:padding-left="0in" fo:padding-right="0in" style:run-through="foreground"/>
    </style:style>
    <style:style style:name="gr2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57in" fo:min-width="1.3161in" fo:padding-top="0in" fo:padding-bottom="0in" fo:padding-left="0in" fo:padding-right="0i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g text:anchor-type="paragraph" draw:z-index="0" draw:name="Shape1" draw:style-name="gr1"><draw:frame draw:style-name="gr2" draw:text-style-name="P2" svg:width="2.2413in" svg:height="0.1961in" svg:x="-0.5965in" svg:y="0.0098in"><draw:text-box><text:p text:style-name="P1"><text:span text:style-name="T1">Q. <text:s/>Write a Rust Program, <text:s/></text:span></text:p></draw:text-box></draw:frame><draw:frame draw:style-name="gr3" draw:text-style-name="P2" svg:width="8.0488in" svg:height="0.1961in" svg:x="-0.5965in" svg:y="0.3744in"><draw:text-box><text:p text:style-name="P1"><text:span text:style-name="T1">1) define a custom datatype using Struct with your favorite name. <text:s/>Which contains 3 fields, and </text:span></text:p></draw:text-box></draw:frame><draw:frame draw:style-name="gr4" draw:text-style-name="P2" svg:width="2.0894in" svg:height="0.1961in" svg:x="-0.5965in" svg:y="0.6035in"><draw:text-box><text:p text:style-name="P1"><text:span text:style-name="T1">1 should be String Type. </text:span></text:p></draw:text-box></draw:frame><draw:frame draw:style-name="gr5" draw:text-style-name="P2" svg:width="1.6933in" svg:height="0.1961in" svg:x="-0.5965in" svg:y="0.9681in"><draw:text-box><text:p text:style-name="P1"><text:span text:style-name="T1">2) In main function: </text:span></text:p></draw:text-box></draw:frame><draw:frame draw:style-name="gr6" draw:text-style-name="P2" svg:width="0.1677in" svg:height="0.1961in" svg:x="-0.3465in" svg:y="1.3327in"><draw:text-box><text:p text:style-name="P1"><text:span text:style-name="T1">A.</text:span></text:p></draw:text-box></draw:frame><draw:frame draw:style-name="gr7" draw:text-style-name="P2" svg:width="3.9496in" svg:height="0.1961in" svg:x="-0.0965in" svg:y="1.3327in"><draw:text-box><text:p text:style-name="P1"><text:span text:style-name="T1">Create an instance of the above defined struct </text:span></text:p></draw:text-box></draw:frame><draw:frame draw:style-name="gr8" draw:text-style-name="P2" svg:width="0.1697in" svg:height="0.1961in" svg:x="-0.3465in" svg:y="1.5618in"><draw:text-box><text:p text:style-name="P1"><text:span text:style-name="T1">B.</text:span></text:p></draw:text-box></draw:frame><draw:frame draw:style-name="gr9" draw:text-style-name="P2" svg:width="2.0823in" svg:height="0.1961in" svg:x="-0.0965in" svg:y="1.5618in"><draw:text-box><text:p text:style-name="P1"><text:span text:style-name="T1">Print complete instance <text:s/></text:span></text:p></draw:text-box></draw:frame><draw:frame draw:style-name="gr10" draw:text-style-name="P2" svg:width="0.1713in" svg:height="0.1961in" svg:x="-0.3465in" svg:y="1.7909in"><draw:text-box><text:p text:style-name="P1"><text:span text:style-name="T1">C.</text:span></text:p></draw:text-box></draw:frame><draw:frame draw:style-name="gr11" draw:text-style-name="P2" svg:width="2.8567in" svg:height="0.1961in" svg:x="-0.0965in" svg:y="1.7909in"><draw:text-box><text:p text:style-name="P1"><text:span text:style-name="T1">Print instance by calling its fields. </text:span></text:p></draw:text-box></draw:frame><draw:frame draw:style-name="gr12" draw:text-style-name="P2" svg:width="0.1831in" svg:height="0.1961in" svg:x="-0.3465in" svg:y="2.0201in"><draw:text-box><text:p text:style-name="P1"><text:span text:style-name="T1">D.</text:span></text:p></draw:text-box></draw:frame><draw:frame draw:style-name="gr13" draw:text-style-name="P2" svg:width="4.7122in" svg:height="0.1961in" svg:x="-0.0965in" svg:y="2.0201in"><draw:text-box><text:p text:style-name="P1"><text:span text:style-name="T1">create another instance by using fields of first instance <text:s/></text:span></text:p></draw:text-box></draw:frame><draw:frame draw:style-name="gr14" draw:text-style-name="P2" svg:width="0.1661in" svg:height="0.1961in" svg:x="-0.5965in" svg:y="2.2496in"><draw:text-box><text:p text:style-name="P1"><text:span text:style-name="T1"><text:s/></text:span></text:p></draw:text-box></draw:frame><draw:frame draw:style-name="gr15" draw:text-style-name="P2" svg:width="7.6268in" svg:height="0.1961in" svg:x="-0.5965in" svg:y="2.4787in"><draw:text-box><text:p text:style-name="P1"><text:span text:style-name="T1">3) define user defined function, User defined function should receive some arguments and </text:span></text:p></draw:text-box></draw:frame><draw:frame draw:style-name="gr16" draw:text-style-name="P2" svg:width="4.0594in" svg:height="0.1961in" svg:x="-0.5965in" svg:y="2.7079in"><draw:text-box><text:p text:style-name="P1"><text:span text:style-name="T1">return an instance of your above defined struct. </text:span></text:p></draw:text-box></draw:frame><draw:frame draw:style-name="gr17" draw:text-style-name="P2" svg:width="7.5067in" svg:height="0.1961in" svg:x="-0.5965in" svg:y="3.0724in"><draw:text-box><text:p text:style-name="P1"><text:span text:style-name="T1">4) in main function call user defined function, Print instance returned by the user defined </text:span></text:p></draw:text-box></draw:frame><draw:frame draw:style-name="gr18" draw:text-style-name="P2" svg:width="0.7886in" svg:height="0.1961in" svg:x="-0.5965in" svg:y="3.3016in"><draw:text-box><text:p text:style-name="P1"><text:span text:style-name="T1">function. </text:span></text:p></draw:text-box></draw:frame><draw:frame draw:style-name="gr19" draw:text-style-name="P3" svg:width="0.1941in" svg:height="0.2287in" svg:x="-0.5965in" svg:y="3.6717in"><draw:text-box><text:p text:style-name="P1"><text:span text:style-name="T2"><text:s/></text:span></text:p></draw:text-box></draw:frame><draw:frame draw:style-name="gr20" draw:text-style-name="P3" svg:width="1.2512in" svg:height="0.2287in" svg:x="-0.5965in" svg:y="3.9425in"><draw:text-box><text:p text:style-name="P1"><text:span text:style-name="T2">Important: </text:span><text:span text:style-name="T3">​</text:span></text:p></draw:text-box></draw:frame><draw:frame draw:style-name="gr21" draw:text-style-name="P2" svg:width="6.8287in" svg:height="0.1961in" svg:x="0.3236in" svg:y="3.9681in"><draw:text-box><text:p text:style-name="P1"><text:span text:style-name="T1">Use meaningful names while declaring variables, structs and functions. Avoid 'a', </text:span></text:p></draw:text-box></draw:frame><draw:frame draw:style-name="gr22" draw:text-style-name="P2" svg:width="1.3161in" svg:height="0.1961in" svg:x="-0.5965in" svg:y="4.2079in"><draw:text-box><text:p text:style-name="P1"><text:span text:style-name="T1">'b', 'x', 'y', etc.. </text:span></text:p></draw:text-box></draw:frame><draw:frame draw:style-name="gr19" draw:text-style-name="P3" svg:width="0.1941in" svg:height="0.2287in" svg:x="-0.5965in" svg:y="4.578in"><draw:text-box><text:p text:style-name="P1"><text:span text:style-name="T2"><text:s/></text:span></text:p></draw:text-box></draw:frame><draw:frame draw:style-name="gr14" draw:text-style-name="P2" svg:width="0.1661in" svg:height="0.1961in" svg:x="5.5217in" svg:y="5.1453in"><draw:text-box><text:p text:style-name="P1"><text:span text:style-name="T1"><text:s/></text:span></text:p></draw:text-box></draw:fram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Gautami" svg:font-family="Gautami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2T03:40:53.305757183</meta:creation-date>
    <dc:date>2019-12-22T03:49:25.832710355</dc:date>
    <meta:editing-duration>PT7M5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